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ce10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dfcce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3" table:default-cell-style-name="ce2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table:style-name="ce10" office:value-type="string" calcext:value-type="string" table:number-columns-spanned="3" table:number-rows-spanned="1">
            <text:p>CE+ ConsistencyLoss</text:p>
          </table:table-cell>
          <table:covered-table-cell table:number-columns-repeated="2" table:style-name="ce12"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style-name="ce11" office:value-type="string" calcext:value-type="string">
            <text:p>Training</text:p>
          </table:table-cell>
          <table:table-cell table:style-name="ce11" office:value-type="string" calcext:value-type="string">
            <text:p>Validation</text:p>
          </table:table-cell>
          <table:table-cell table:style-name="ce11" office:value-type="string" calcext:value-type="string">
            <text:p>Test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/>
          <table:table-cell table:style-name="ce5" table:formula="of:=AVERAGE([.C3:.C8])" office:value-type="float" office:value="0.5175" calcext:value-type="float">
            <text:p>0.518</text:p>
          </table:table-cell>
          <table:table-cell table:style-name="ce5" table:formula="of:=AVERAGE([.D3:.D8])" office:value-type="float" office:value="0.4325" calcext:value-type="float">
            <text:p>0.433</text:p>
          </table:table-cell>
          <table:table-cell table:style-name="ce5" table:formula="of:=AVERAGE([.E3:.E8])" office:value-type="float" office:value="0.455" calcext:value-type="float">
            <text:p>0.45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3:.C8])" office:value-type="float" office:value="0.0727438428093173" calcext:value-type="float">
            <text:p>0.073</text:p>
          </table:table-cell>
          <table:table-cell table:style-name="ce5" table:formula="of:=STDEV([.D3:.D8])" office:value-type="float" office:value="0.146144905259586" calcext:value-type="float">
            <text:p>0.146</text:p>
          </table:table-cell>
          <table:table-cell table:style-name="ce5" table:formula="of:=STDEV([.E3:.E8])" office:value-type="float" office:value="0.135277492584687" calcext:value-type="float">
            <text:p>0.13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 <text:s/>validation and test has big difference, maybe because of data specialty in that fold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 <text:s/>This is 29 patient data set, which excludes bigger cancer with size exceeding 147m*147m*147mm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 <text:s/>This 29 patients data, label 1s occupies whole volume at about 6%-8%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 <text:s/>1s rate in the Tr means label 1s average rate in the whole volume. 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09:17:17.094826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11T09:51:55.981512982</dc:date>
    <meta:editing-duration>PT1H6M34S</meta:editing-duration>
    <meta:editing-cycles>17</meta:editing-cycles>
    <meta:document-statistic meta:table-count="1" meta:cell-count="51" meta:object-count="0"/>
  </office:meta>
</office:document-meta>
</file>